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9:35:35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3T19:42:21.916000000</dc:date>
    <meta:editing-duration>PT5H9M50S</meta:editing-duration>
    <meta:editing-cycles>60</meta:editing-cycles>
    <meta:generator>LibreOffice/7.1.4.2$Windows_X86_64 LibreOffice_project/a529a4fab45b75fefc5b6226684193eb000654f6</meta:generator>
    <meta:document-statistic meta:table-count="1" meta:cell-count="4790" meta:object-count="0"/>
  </office:meta>
</office:document-meta>
</file>